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4"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5"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6"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7"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8"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9"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0"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1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1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1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1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1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f88539" style:font-size-asian="12pt" style:font-name-complex="David CLM" style:font-size-complex="12pt"/>
    </style:style>
    <style:style style:name="P1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41012"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406434b"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02c503" officeooo:paragraph-rsid="0402c503" style:font-size-asian="12pt"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3846c88" style:font-size-asian="12pt" style:font-style-asian="italic" style:font-name-complex="David CLM" style:font-size-complex="12pt"/>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weight="normal" officeooo:rsid="03709d35" officeooo:paragraph-rsid="037b2770" style:font-size-asian="12pt" style:font-weight-asian="normal" style:font-name-complex="David CLM" style:font-size-complex="12pt"/>
    </style:style>
    <style:style style:name="P2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9"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030c4" officeooo:paragraph-rsid="04200b31" style:font-size-asian="12pt" style:font-name-complex="David CLM" style:font-size-complex="12pt"/>
    </style:style>
    <style:style style:name="P30"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41510c6" officeooo:paragraph-rsid="041510c6" style:font-size-asian="12pt" style:font-name-complex="David CLM" style:font-size-complex="12pt"/>
    </style:style>
    <style:style style:name="P31"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paragraph-rsid="042e02d6" style:font-size-asian="12pt" style:font-style-asian="italic" style:font-name-complex="David CLM" style:font-size-complex="12pt"/>
    </style:style>
    <style:style style:name="P32" style:family="paragraph" style:parent-style-name="Text_20_body">
      <style:text-properties style:font-name="David CLM" officeooo:rsid="02d00e5f" officeooo:paragraph-rsid="032aa1da" style:font-name-complex="David CLM"/>
    </style:style>
    <style:style style:name="P33" style:family="paragraph" style:parent-style-name="Text_20_body">
      <style:text-properties style:font-name="David CLM" officeooo:rsid="034cf9ee" officeooo:paragraph-rsid="03502af9" style:font-name-complex="David CLM"/>
    </style:style>
    <style:style style:name="P34" style:family="paragraph" style:parent-style-name="Text_20_body">
      <style:text-properties style:font-name="David CLM" officeooo:rsid="03502af9" officeooo:paragraph-rsid="03502af9" style:font-name-complex="David CLM"/>
    </style:style>
    <style:style style:name="P35" style:family="paragraph" style:parent-style-name="Text_20_body">
      <style:text-properties style:font-name="David CLM" officeooo:rsid="03502af9" officeooo:paragraph-rsid="03547c08" style:font-name-complex="David CLM"/>
    </style:style>
    <style:style style:name="P36" style:family="paragraph" style:parent-style-name="Text_20_body">
      <style:text-properties style:font-name="David CLM" officeooo:rsid="03547c08" officeooo:paragraph-rsid="03547c08" style:font-name-complex="David CLM"/>
    </style:style>
    <style:style style:name="P37" style:family="paragraph" style:parent-style-name="Text_20_body">
      <style:text-properties style:font-name="David CLM" officeooo:rsid="035c3b7e" officeooo:paragraph-rsid="035d3974" style:font-name-complex="David CLM"/>
    </style:style>
    <style:style style:name="P38" style:family="paragraph" style:parent-style-name="Text_20_body">
      <style:text-properties style:font-name="David CLM" officeooo:rsid="03991ea0" officeooo:paragraph-rsid="03991ea0" style:font-name-complex="David CLM"/>
    </style:style>
    <style:style style:name="P39" style:family="paragraph" style:parent-style-name="Text_20_body">
      <style:text-properties style:font-name="David CLM" officeooo:rsid="0355d784" officeooo:paragraph-rsid="040ac605" style:font-name-complex="David CLM"/>
    </style:style>
    <style:style style:name="P40" style:family="paragraph" style:parent-style-name="Heading_20_2">
      <style:text-properties style:font-name="David CLM" style:font-name-complex="David CLM"/>
    </style:style>
    <style:style style:name="P41"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P42" style:family="paragraph" style:parent-style-name="Text_20_body" style:list-style-name="L3">
      <style:text-properties style:font-name="David CLM" officeooo:rsid="034a79d0" officeooo:paragraph-rsid="034d7f0d" style:font-name-complex="David CLM"/>
    </style:style>
    <style:style style:name="P43" style:family="paragraph" style:parent-style-name="Text_20_body" style:list-style-name="L3">
      <style:text-properties style:font-name="David CLM" officeooo:rsid="03ef9a25" officeooo:paragraph-rsid="03ef9a25" style:font-name-complex="David CLM"/>
    </style:style>
    <style:style style:name="P44" style:family="paragraph" style:parent-style-name="Text_20_body">
      <style:text-properties officeooo:rsid="04349bb9" officeooo:paragraph-rsid="04349bb9"/>
    </style:style>
    <style:style style:name="P45" style:family="paragraph" style:parent-style-name="Standard">
      <style:paragraph-properties fo:margin-left="0in" fo:margin-right="0in" fo:margin-top="0.0398in" fo:margin-bottom="0.0398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6fe2b3" officeooo:paragraph-rsid="042e02d6" style:font-size-asian="12pt" style:font-style-asian="italic" style:font-name-complex="David CLM" style:font-size-complex="12pt"/>
    </style:style>
    <style:style style:name="P46"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42e02d6" style:font-size-asian="12pt" style:font-name-complex="David CLM" style:font-size-complex="12pt"/>
    </style:style>
    <style:style style:name="P47"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42ed604" style:font-size-asian="12pt" style:font-name-complex="David CLM" style:font-size-complex="12pt"/>
    </style:style>
    <style:style style:name="P48"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1510c6" officeooo:paragraph-rsid="041510c6" style:font-size-asian="12pt" style:font-style-asian="italic" style:font-weight-asian="bold" style:font-name-complex="David CLM" style:font-size-complex="12pt"/>
    </style:style>
    <style:style style:name="P49"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officeooo:rsid="04200b31" officeooo:paragraph-rsid="04200b31" style:font-size-asian="12pt" style:font-style-asian="italic" style:font-weight-asian="bold" style:font-name-complex="David CLM" style:font-size-complex="12pt"/>
    </style:style>
    <style:style style:name="P50"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51"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P52" style:family="paragraph" style:parent-style-name="Heading_20_1">
      <style:text-properties style:font-name="David CLM" officeooo:rsid="03672cdc" officeooo:paragraph-rsid="03672cdc" style:font-name-complex="David CLM"/>
    </style:style>
    <style:style style:name="P53" style:family="paragraph" style:parent-style-name="Heading_20_1">
      <style:text-properties style:font-name="David CLM" officeooo:rsid="034a79d0" officeooo:paragraph-rsid="034bf89a" style:font-name-complex="David CLM"/>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font-weight-complex="bold"/>
    </style:style>
    <style:style style:name="T8" style:family="text">
      <style:text-properties fo:font-weight="bold" officeooo:rsid="035d3974" style:font-weight-asian="bold" style:font-weight-complex="bold"/>
    </style:style>
    <style:style style:name="T9" style:family="text">
      <style:text-properties fo:font-weight="bold" officeooo:rsid="036c98aa" style:font-weight-asian="bold" style:font-weight-complex="bold"/>
    </style:style>
    <style:style style:name="T10" style:family="text">
      <style:text-properties fo:font-weight="bold" officeooo:rsid="03723a83" style:font-weight-asian="bold" style:font-weight-complex="bold"/>
    </style:style>
    <style:style style:name="T11" style:family="text">
      <style:text-properties fo:font-weight="bold" officeooo:rsid="03723a83" style:font-weight-asian="bold"/>
    </style:style>
    <style:style style:name="T12" style:family="text">
      <style:text-properties officeooo:rsid="036b8d89"/>
    </style:style>
    <style:style style:name="T13" style:family="text">
      <style:text-properties fo:font-weight="normal" style:font-weight-asian="normal"/>
    </style:style>
    <style:style style:name="T14" style:family="text">
      <style:text-properties fo:font-weight="normal" officeooo:rsid="037b2770" style:font-weight-asian="normal"/>
    </style:style>
    <style:style style:name="T15" style:family="text">
      <style:text-properties fo:font-weight="normal" officeooo:rsid="03709d35" style:font-weight-asian="normal"/>
    </style:style>
    <style:style style:name="T16" style:family="text">
      <style:text-properties fo:font-weight="normal" officeooo:rsid="0402c503" style:font-weight-asian="normal"/>
    </style:style>
    <style:style style:name="T17" style:family="text">
      <style:text-properties fo:font-style="italic" style:font-style-asian="italic"/>
    </style:style>
    <style:style style:name="T18" style:family="text">
      <style:text-properties fo:font-style="italic" officeooo:rsid="036f97d1" style:font-style-asian="italic"/>
    </style:style>
    <style:style style:name="T19" style:family="text">
      <style:text-properties fo:font-style="italic" officeooo:rsid="036fe0ec" style:font-style-asian="italic"/>
    </style:style>
    <style:style style:name="T20" style:family="text">
      <style:text-properties fo:font-style="italic" officeooo:rsid="037041a3" style:font-style-asian="italic"/>
    </style:style>
    <style:style style:name="T21" style:family="text">
      <style:text-properties fo:font-style="italic" officeooo:rsid="03709d35" style:font-style-asian="italic"/>
    </style:style>
    <style:style style:name="T22" style:family="text">
      <style:text-properties fo:font-style="italic" officeooo:rsid="03742fa5" style:font-style-asian="italic"/>
    </style:style>
    <style:style style:name="T23" style:family="text">
      <style:text-properties fo:font-style="italic" officeooo:rsid="03846c88" style:font-style-asian="italic"/>
    </style:style>
    <style:style style:name="T24" style:family="text">
      <style:text-properties fo:font-style="italic" officeooo:rsid="037b2770" style:font-style-asian="italic"/>
    </style:style>
    <style:style style:name="T25" style:family="text">
      <style:text-properties fo:font-style="italic" officeooo:rsid="03f1511d" style:font-style-asian="italic"/>
    </style:style>
    <style:style style:name="T26" style:family="text">
      <style:text-properties fo:font-style="italic" officeooo:rsid="0421424b" style:font-style-asian="italic"/>
    </style:style>
    <style:style style:name="T27" style:family="text">
      <style:text-properties fo:font-style="italic" officeooo:rsid="04298916" style:font-style-asian="italic"/>
    </style:style>
    <style:style style:name="T28" style:family="text">
      <style:text-properties fo:font-style="italic" officeooo:rsid="042e02d6" style:font-style-asian="italic"/>
    </style:style>
    <style:style style:name="T29" style:family="text">
      <style:text-properties fo:font-style="italic" officeooo:rsid="042ed604" style:font-style-asian="italic"/>
    </style:style>
    <style:style style:name="T30" style:family="text">
      <style:text-properties fo:font-style="italic" officeooo:rsid="043003af" style:font-style-asian="italic"/>
    </style:style>
    <style:style style:name="T31" style:family="text">
      <style:text-properties fo:font-style="italic" officeooo:rsid="043111f5" style:font-style-asian="italic"/>
    </style:style>
    <style:style style:name="T32" style:family="text">
      <style:text-properties fo:font-style="italic" officeooo:rsid="0433d0dd" style:font-style-asian="italic"/>
    </style:style>
    <style:style style:name="T33" style:family="text">
      <style:text-properties fo:font-style="italic" fo:font-weight="bold" style:font-style-asian="italic" style:font-weight-asian="bold"/>
    </style:style>
    <style:style style:name="T34" style:family="text">
      <style:text-properties fo:font-style="italic" fo:font-weight="bold" style:font-style-asian="italic" style:font-weight-asian="bold" style:font-style-complex="italic"/>
    </style:style>
    <style:style style:name="T35" style:family="text">
      <style:text-properties fo:font-style="italic" fo:font-weight="bold" style:font-style-asian="italic" style:font-weight-asian="bold" style:font-weight-complex="bold"/>
    </style:style>
    <style:style style:name="T36" style:family="text">
      <style:text-properties fo:font-style="italic" fo:font-weight="bold" officeooo:rsid="037b2770" style:font-style-asian="italic" style:font-weight-asian="bold" style:font-weight-complex="bold"/>
    </style:style>
    <style:style style:name="T37" style:family="text">
      <style:text-properties fo:font-style="italic" fo:font-weight="normal" style:font-style-asian="italic" style:font-weight-asian="normal"/>
    </style:style>
    <style:style style:name="T38" style:family="text">
      <style:text-properties fo:font-style="italic" fo:font-weight="normal" officeooo:rsid="036dd5d6" style:font-style-asian="italic" style:font-weight-asian="normal"/>
    </style:style>
    <style:style style:name="T39" style:family="text">
      <style:text-properties fo:font-style="italic" fo:font-weight="normal" officeooo:rsid="036fe2b3" style:font-style-asian="italic" style:font-weight-asian="normal"/>
    </style:style>
    <style:style style:name="T40" style:family="text">
      <style:text-properties fo:font-style="italic" fo:font-weight="normal" officeooo:rsid="03767fe9" style:font-style-asian="italic" style:font-weight-asian="normal"/>
    </style:style>
    <style:style style:name="T41" style:family="text">
      <style:text-properties fo:font-style="italic" fo:font-weight="normal" officeooo:rsid="0379bc83" style:font-style-asian="italic" style:font-weight-asian="normal"/>
    </style:style>
    <style:style style:name="T42" style:family="text">
      <style:text-properties fo:font-style="italic" fo:font-weight="normal" style:font-style-asian="italic" style:font-weight-asian="normal" style:font-weight-complex="normal"/>
    </style:style>
    <style:style style:name="T43" style:family="text">
      <style:text-properties fo:font-style="italic" fo:font-weight="normal" officeooo:rsid="037b2770" style:font-style-asian="italic" style:font-weight-asian="normal" style:font-weight-complex="normal"/>
    </style:style>
    <style:style style:name="T44" style:family="text">
      <style:text-properties fo:font-style="italic" fo:font-weight="normal" officeooo:rsid="03f1cb0b" style:font-style-asian="italic" style:font-weight-asian="normal" style:font-weight-complex="normal"/>
    </style:style>
    <style:style style:name="T45" style:family="text">
      <style:text-properties fo:font-style="italic" fo:font-weight="normal" officeooo:rsid="03f1511d" style:font-style-asian="italic" style:font-weight-asian="normal" style:font-style-complex="italic" style:font-weight-complex="normal"/>
    </style:style>
    <style:style style:name="T46" style:family="text">
      <style:text-properties officeooo:rsid="036c98aa"/>
    </style:style>
    <style:style style:name="T47" style:family="text">
      <style:text-properties officeooo:rsid="036fe0ec"/>
    </style:style>
    <style:style style:name="T48" style:family="text">
      <style:text-properties officeooo:rsid="03709d35"/>
    </style:style>
    <style:style style:name="T49" style:family="text">
      <style:text-properties officeooo:rsid="03723a83"/>
    </style:style>
    <style:style style:name="T50" style:family="text">
      <style:text-properties style:use-window-font-color="true" fo:font-size="12pt" style:font-size-asian="12pt" style:font-size-complex="12pt"/>
    </style:style>
    <style:style style:name="T51" style:family="text">
      <style:text-properties style:use-window-font-color="true" fo:font-size="12pt" officeooo:rsid="03745fbe" style:font-size-asian="12pt" style:font-size-complex="12pt"/>
    </style:style>
    <style:style style:name="T52" style:family="text">
      <style:text-properties style:use-window-font-color="true" fo:font-size="12pt" officeooo:rsid="037549be" style:font-size-asian="12pt" style:font-size-complex="12pt"/>
    </style:style>
    <style:style style:name="T53" style:family="text">
      <style:text-properties style:use-window-font-color="true" fo:font-size="12pt" officeooo:rsid="03784bdd" style:font-size-asian="12pt" style:font-size-complex="12pt"/>
    </style:style>
    <style:style style:name="T54" style:family="text">
      <style:text-properties style:use-window-font-color="true" fo:font-size="12pt" officeooo:rsid="03806186" style:font-size-asian="12pt" style:font-size-complex="12pt"/>
    </style:style>
    <style:style style:name="T55" style:family="text">
      <style:text-properties style:use-window-font-color="true" fo:font-size="12pt" officeooo:rsid="03f99373" style:font-size-asian="12pt" style:font-size-complex="12pt"/>
    </style:style>
    <style:style style:name="T56" style:family="text">
      <style:text-properties style:use-window-font-color="true" fo:font-size="12pt" fo:font-weight="bold" style:font-size-asian="12pt" style:font-weight-asian="bold" style:font-size-complex="12pt"/>
    </style:style>
    <style:style style:name="T57" style:family="text">
      <style:text-properties style:use-window-font-color="true" fo:font-size="12pt" fo:font-weight="bold" style:font-size-asian="12pt" style:font-weight-asian="bold" style:font-size-complex="12pt" style:font-weight-complex="bold"/>
    </style:style>
    <style:style style:name="T58" style:family="text">
      <style:text-properties style:use-window-font-color="true" fo:font-size="12pt" fo:font-weight="bold" officeooo:rsid="03745fbe" style:font-size-asian="12pt" style:font-weight-asian="bold" style:font-size-complex="12pt" style:font-weight-complex="bold"/>
    </style:style>
    <style:style style:name="T59" style:family="text">
      <style:text-properties style:use-window-font-color="true" fo:font-size="12pt" fo:font-style="italic" fo:font-weight="bold" style:font-size-asian="12pt" style:font-style-asian="italic" style:font-weight-asian="bold" style:font-size-complex="12pt" style:font-style-complex="italic"/>
    </style:style>
    <style:style style:name="T60" style:family="text">
      <style:text-properties style:use-window-font-color="true" fo:font-size="12pt" fo:font-weight="normal" style:font-size-asian="12pt" style:font-weight-asian="normal" style:font-size-complex="12pt"/>
    </style:style>
    <style:style style:name="T61" style:family="text">
      <style:text-properties style:use-window-font-color="true" fo:font-size="12pt" fo:font-weight="normal" officeooo:rsid="037549be" style:font-size-asian="12pt" style:font-weight-asian="normal" style:font-size-complex="12pt" style:font-weight-complex="normal"/>
    </style:style>
    <style:style style:name="T62" style:family="text">
      <style:text-properties style:use-window-font-color="true" fo:font-size="12pt" fo:font-weight="normal" officeooo:rsid="03806186" style:font-size-asian="12pt" style:font-weight-asian="normal" style:font-size-complex="12pt"/>
    </style:style>
    <style:style style:name="T63" style:family="text">
      <style:text-properties officeooo:rsid="0379bc83"/>
    </style:style>
    <style:style style:name="T64" style:family="text">
      <style:text-properties officeooo:rsid="0379db4c"/>
    </style:style>
    <style:style style:name="T65" style:family="text">
      <style:text-properties officeooo:rsid="037b2770"/>
    </style:style>
    <style:style style:name="T66" style:family="text">
      <style:text-properties officeooo:rsid="0402c503"/>
    </style:style>
    <style:style style:name="T67" style:family="text">
      <style:text-properties officeooo:rsid="04041012"/>
    </style:style>
    <style:style style:name="T68" style:family="text">
      <style:text-properties officeooo:rsid="0406434b"/>
    </style:style>
    <style:style style:name="T69" style:family="text">
      <style:text-properties officeooo:rsid="0416cbc4"/>
    </style:style>
    <style:style style:name="T70" style:family="text">
      <style:text-properties officeooo:rsid="04200b31"/>
    </style:style>
    <style:style style:name="T71" style:family="text">
      <style:text-properties officeooo:rsid="04349bb9"/>
    </style:style>
    <style:style style:name="T72" style:family="text">
      <style:text-properties style:font-name="David CLM" style:font-name-complex="David CLM"/>
    </style:style>
    <style:style style:name="T73" style:family="text">
      <style:text-properties style:font-name="David CLM" officeooo:rsid="03672cdc" style:font-name-complex="David CLM"/>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אלגוריתמים ומנגנונים</text:h>
      <text:p text:style-name="P44"><text:span text:style-name="T73">[</text:span><text:span text:style-name="T72">40 דקות]</text:span></text:p>
      <text:p text:style-name="P33">האלגוריתמים שנלמד בקורס הזה יהיו שונים מהאלגוריתמים שלמדתם בקורסים קודמים.<text:span text:style-name="T2"> </text:span></text:p>
      <text:p text:style-name="P34">עד עכשיו, למדתם על אלגוריתמים שמקבלים קלט ומוציאים פלט. אבל מאיפה מגיע הקלט הזה? </text:p>
      <text:p text:style-name="P35">במקרים רבים, הקלט הזה מגיע מבני-אדם. הנה כמה דוגמאות<text:span text:style-name="T3">.</text:span></text:p>
      <text:p text:style-name="P36">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6">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39">3. <text:span text:style-name="T5">יש לנו גרף ואנחנו רוצים למצוא בו "שידוך" גדול ביותר - קבוצה גדולה ביותר של זוגות זרים של צמתים המחוברים בקשת. קיימים אלגוריתמים המוצאים שידוכים מקסימליים. אבל עכשיו נניח שהצמתים בגרפים מייצגים בני-אדם. לדוגמה, אנשים הצריכים השתלת כליה, ותורמים פוטנציאליים.קשת מציינת התאמה בין תורם לחולה. האם אנחנו בטוחים שהצדדים המעורבים יגלו לנו את הקשתותהאמיתיות שלהם?</text:span></text:p>
      <text:p text:style-name="P37">במהלך הקורס נלמד<text:span text:style-name="T6"> על אלגוריתמים שהקלט שלהם הוא העדפות ורצונות של בני-אדם. בספרות המקצועית, אלגוריתם כזה נקרא גם </text:span><text:span text:style-name="T8">מכניזם</text:span><text:span text:style-name="T6"> mechanism או </text:span><text:span text:style-name="T8">מנגנון</text:span><text:span text:style-name="T6"> (בהתאם לאות מ בשם הקורס...). </text:span></text:p>
      <text:h text:style-name="P53" text:outline-level="1">שיבוצים</text:h>
      <text:p text:style-name="P5">האלגוריתמים הראשונים שנלמד יהיו אלגוריתמים של שיבוץ. נתחיל מדוגמה המוכרת לרבים מכם - שיבוץ סטודנטים למעונות<text:span text:style-name="T12">. אני לא יודע איך בדיוק זה עובד באריאל. אבל באוניברסיטאות אחרות בעולם זה עובד בערך כך.</text:span></text:p>
      <text:p text:style-name="P6"><text:span text:style-name="T9">הקלט </text:span><text:span text:style-name="T46">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3"><text:span text:style-name="T9">האלגוריתם</text:span><text:span text:style-name="T46">:</text:span></text:p>
      <text:p text:style-name="P3">1. עוברים על הסטודנטים לפי התור.</text:p>
      <text:p text:style-name="P4">2. נותנים לכל סטודנט את העדיפות הכי גבוהה הפנויה.</text:p>
      <text:p text:style-name="P4">3. אם כל העדיפויות תפוסות – נותנים לסטודנט חדר באקראי.</text:p>
      <text:p text:style-name="P7"><text:span text:style-name="T37">האם המנגנון הזה טוב?</text:span><text:span text:style-name="T38"> </text:span><text:span text:style-name="T17">ומה זה בכלל מנגנון "טוב"?</text:span></text:p>
      <text:p text:style-name="P9"><text:span text:style-name="T17">אנחנו</text:span><text:span text:style-name="T18"> נגדיר שתי תכונות של מנגנונים ונראה</text:span><text:span text:style-name="T19"> אם אלגוריתם השיבוץ שלנו מקיים אותן.</text:span></text:p>
      <text:p text:style-name="Heading_20_2"><text:span text:style-name="T19">ת</text:span><text:span text:style-name="T17">כונה א</text:span><text:span text:style-name="T19">: </text:span><text:span text:style-name="T25">אמיתיות</text:span></text:p>
      <text:p text:style-name="P48">כשאדם משתתף במנגנון, יש לו שתי אפשרויות: </text:p>
      <text:p text:style-name="P30"><text:span text:style-name="T33">א. לפעול ב</text:span><text:span text:style-name="T34">תמימות</text:span><text:span text:style-name="T33"> לפי ההעדפות האמיתיות שלו;</text:span></text:p>
      <text:p text:style-name="P30"><text:span text:style-name="T33">ב. לפעול ב</text:span><text:span text:style-name="T34">ערמומיות</text:span><text:span text:style-name="T33"> ולהציג העדפות אחרות כלשהן, בתקווה שהדבר ישפר את מצבו.</text:span></text:p>
      <text:p text:style-name="P49"/>
      <text:p text:style-name="P29"><text:span text:style-name="T35">ה</text:span><text:span text:style-name="T7">גדרה</text:span>: <text:span text:style-name="T69">מנגנון נקרא </text:span><text:span text:style-name="T45">אמיתי</text:span> (<text:span text:style-name="T47">באנגלית </text:span>truthful<text:span text:style-name="T47">, מילים נרדפות: strategyproof, incentive compatible, truth-revealing</text:span>)<text:span text:style-name="T70"> אם לכל משתתף, ועבור כל דבר שעושים האחרים, התוצאה הטובה ביותר עבור המשתתף מתקבלת כאשר הוא תמים (- פועל לפי העדפותיו האמיתיות).</text:span></text:p>
      <text:p text:style-name="P31"/>
      <text:p text:style-name="P45">למה זו תכונה טובה? מכמה סיבות:</text:p>
      <text:list xml:id="list3109744825751037355" text:style-name="L1">
        <text:list-item>
          <text:p text:style-name="P46"><text:span text:style-name="T29">היא </text:span><text:span text:style-name="T17">מקל</text:span><text:span text:style-name="T30">ה</text:span><text:span text:style-name="T17"> על המשתתפים. זה מספיק קשה לחשוב איזה חדר אתם רוצים - חדר נוח ויקר או חדר פחות נוח וזול, בקרוואן או בבניין, רחוק או קרוב וכו'... אם המנגנון </text:span><text:span text:style-name="T42">לא </text:span><text:span text:style-name="T44">אמיתי</text:span><text:span text:style-name="T42">,</text:span><text:span text:style-name="T35"> </text:span><text:span text:style-name="T17">אתם צריכים להוסיף לזה גם שיקולים אסטרטגיים - </text:span><text:span text:style-name="T20">באיזה מקום בתור תהיו, ו</text:span><text:span text:style-name="T17">מה </text:span><text:span text:style-name="T20">יבחרו המשתתפים האחרים. </text:span><text:span text:style-name="T21"><text:s/>אם המנגנון </text:span><text:span text:style-name="T44">אמיתי</text:span><text:span text:style-name="T21">, </text:span><text:span text:style-name="T28">אתם </text:span><text:span text:style-name="T27">לא </text:span><text:span text:style-name="T28">צריכים לדעת מה אחרים חושבים </text:span><text:span text:style-name="T27">- תמיד כדאי </text:span><text:span text:style-name="T28">לכם </text:span><text:span text:style-name="T26">להיות </text:span><text:span text:style-name="T28">תמימים </text:span><text:span text:style-name="T26">ולא להיות </text:span><text:span text:style-name="T28">ערמומיים</text:span><text:span text:style-name="T26">. </text:span></text:p>
        </text:list-item>
        <text:list-item>
          <text:p text:style-name="P47"><text:span text:style-name="T29">היא </text:span><text:span text:style-name="T17">מונע</text:span><text:span text:style-name="T29">ת</text:span><text:span text:style-name="T17"> חרטה וצער. במנגנון לא </text:span><text:span text:style-name="T44">אמיתי</text:span><text:span text:style-name="T17"> אתם עלולים להצטער </text:span><text:span text:style-name="T31">על כך שנהגתם בתמימות, או על כך שנהגתם בערמומיות ו</text:span><text:span text:style-name="T17">טעיתם בשיקולים האסטרטגיים שלכם; במנגנון </text:span><text:span text:style-name="T44">אמיתי</text:span><text:span text:style-name="T17"> אין </text:span><text:span text:style-name="T32">על </text:span><text:span text:style-name="T17">מה להצטער</text:span><text:span text:style-name="T32">.</text:span></text:p>
        </text:list-item>
      </text:list>
      <text:p text:style-name="P11"/>
      <text:p text:style-name="P16">האם <text:span text:style-name="T48">ה</text:span>אלגוריתם "<text:span text:style-name="T17">שיבוץ שלוש עדיפויות</text:span>" <text:span text:style-name="T48">שהוצג למעלה </text:span><text:span text:style-name="T44">אמיתי</text:span><text:span text:style-name="T48">? התשובה היא לא!</text:span></text:p>
      <text:p text:style-name="P11"><text:span text:style-name="T34">הוכחה</text:span>: ניקח לדוגמה סטודנט ששלוש העדיפויות הראשונות שלו הן 101, 102, 103. נניח לצורך הדוגמה שבכל בניין יש 100 חדרים, והסטודנט נמצא במקום 301 בתור.<text:span text:style-name="T48">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48">. מש"ל.</text:span></text:p>
      <text:p text:style-name="P11"/>
      <text:p text:style-name="P16"><text:span text:style-name="T49">האם בכלל קיים </text:span>אלגוריתם שיבוץ <text:span text:style-name="T44">אמיתי</text:span>?<text:span text:style-name="T49"> התשובה </text:span><text:span text:style-name="T11">היא</text:span> כן<text:span text:style-name="T49">! מאד קל למצוא אלגוריתם כזה: </text:span>התעלם מהקלט ושבץ את הסטודנטים באקראי<text:span text:style-name="T49"> (אם לא רוצים </text:span><text:span text:style-name="T10">לגמרי</text:span><text:span text:style-name="T49"> להתעלם מהקלט, יש פתרון אחר: בוחרים סטודנט אחד באקראי ונותנים לו את העדיפות הראשונה שלו, ואת כל השאר משבצים באקראי).</text:span></text:p>
      <text:p text:style-name="P21"/>
      <text:p text:style-name="P20">אם <text:span text:style-name="T49">ה</text:span>אלגוריתם הזה נראה לכם מוזר, אתם צודקים, הוא באמת מוזר, אבל מה <text:span text:style-name="T7">בדיוק </text:span>הבעיה בו? כדי להגדיר את הבעיה נגדיר תכונה נוספת.</text:p>
      <text:p text:style-name="Heading_20_2"><text:span text:style-name="T19">ת</text:span><text:span text:style-name="T17">כונה </text:span><text:span text:style-name="T22">ב</text:span><text:span text:style-name="T19">: </text:span><text:span text:style-name="T22">יעילות פארטו</text:span></text:p>
      <text:p text:style-name="P27"><text:span text:style-name="T55">אמיתיות</text:span><text:span text:style-name="T51"> היא תכונה של מנגנון; </text:span><text:span text:style-name="T58">יעילות</text:span><text:span text:style-name="T51"> היא תכונה של תוצאה של מנגנון (במקרה שלנו: שיבוץ).</text:span></text:p>
      <text:p text:style-name="P28"><text:span text:style-name="T50">התכונה שנגדיר הוגדרה פורמלית ע"י וילפרדו פארטו</text:span><text:span text:style-name="T52"> (Pareto)</text:span><text:span text:style-name="T50"> - כלכלן איטלקי שחי לפני כ-100 שנה. אולם הרעיון קיים כבר בתלמוד </text:span><text:span text:style-name="T53">בעיקרון</text:span><text:span text:style-name="T50"> “</text:span><text:span text:style-name="T59">זה נהנה וזה לא חסר</text:span><text:span text:style-name="T50">”. <text:s/>הנה ההגדרות:</text:span></text:p>
      <text:list xml:id="list5759728675678263009" text:style-name="L2">
        <text:list-item>
          <text:p text:style-name="P50"><text:span text:style-name="T50">תוצאה א נקראת </text:span><text:span text:style-name="T57">שיפור פארטו </text:span><text:span text:style-name="T50">(</text:span><text:span text:style-name="T52">Pareto improvement</text:span><text:span text:style-name="T50">) של תוצאה ב, אם </text:span><text:span text:style-name="T52">תוצאה א </text:span><text:span text:style-name="T50">טובה יותר לחלק מהמשתתפים</text:span><text:span text:style-name="T52"> ("זה נהנה")</text:span><text:span text:style-name="T50">, וטובה לפחות באותה מידה </text:span><text:span text:style-name="T52">לכל השאר ("וזה לא חסר")</text:span><text:span text:style-name="T50">.</text:span></text:p>
        </text:list-item>
        <text:list-item>
          <text:p text:style-name="P51"><text:span text:style-name="T50">תוצאה נקראת </text:span><text:span text:style-name="T57">יעילה פארטו</text:span><text:span text:style-name="T56"> </text:span><text:span text:style-name="T61">(Pareto efficient / Pareto optimal) </text:span><text:span text:style-name="T50">אם לא קיימת תוצאה אחרת שהיא שיפור פארטו שלה.</text:span></text:p>
        </text:list-item>
        <text:list-item>
          <text:p text:style-name="P51"><text:span text:style-name="T50">מנגנון </text:span><text:span text:style-name="T52">נקר</text:span><text:span text:style-name="T53">א</text:span><text:span text:style-name="T52"> </text:span><text:span text:style-name="T57">יעיל פארטו</text:span><text:span text:style-name="T50"> אם </text:span><text:span text:style-name="T52">כל תוצאה שלו היא </text:span><text:span text:style-name="T50">יעילה פארטו.</text:span></text:p>
        </text:list-item>
      </text:list>
      <text:p text:style-name="P41"/>
      <text:p text:style-name="P12"><text:span text:style-name="T39">למה זו תכונה טובה? </text:span><text:span text:style-name="T40">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41">.</text:span></text:p>
      <text:p text:style-name="P23"/>
      <text:p text:style-name="P13"><text:span text:style-name="T40">ה</text:span><text:span text:style-name="T41">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14">האם מנגנון "<text:span text:style-name="T17">שיבוץ שלוש עדיפויות</text:span>" יעיל פארטו?<text:span text:style-name="T63"> גם כאן התשובה לא. </text:span><text:span text:style-name="T34">הוכחה</text:span>: <text:span text:style-name="T63"><text:s/>נ</text:span>יקח לדוגמה שני סטודנטים, א ו-ב, שכל שלושת העדיפויות שלהם נתפסו כשהגיע תורם.<text:span text:style-name="T63"> </text:span>כל אחד מהם משובץ באקראי. ייתכן ש-א ישובץ לעדיפות הרביעית של ב שהיא העדיפות האחרונה שלו, ולהיפך. <text:s text:c="2"/>תוצאה זו אינה יעילה פארטו.<text:span text:style-name="T64"> מש"ל.</text:span></text:p>
      <text:p text:style-name="P24"/>
      <text:p text:style-name="P11">האם קיים אלגוריתם שיבוץ יעיל פארטו?<text:span text:style-name="T65"> התשובה היא </text:span>כן! <text:span text:style-name="T65">ניקח את האלגוריתם הקודם ונבצע בו שינוי אחד קטן: </text:span></text:p>
      <text:p text:style-name="P15">כל סטודנט <text:span text:style-name="T65">י</text:span>סמן את <text:span text:style-name="T7">כל </text:span>רשימת העדיפויות שלו, ולא רק שלוש עדיפויות גבוהות ביותר.<text:span text:style-name="T65"> <text:s text:c="2"/></text:span></text:p>
      <text:p text:style-name="P16"><text:span text:style-name="T23">האלגוריתם המתקבל נקרא </text:span><text:span text:style-name="T36">דיקטטורה סדרתית </text:span><text:span text:style-name="T24">(serial dictatorship). מדוע? כי יש </text:span><text:span text:style-name="T36">סדרה </text:span><text:span text:style-name="T24">של סטודנטים, וכל אחד מהם </text:span><text:span text:style-name="T23">בתורו הוא דיקטטור - הוא בוחר את השיבוץ הטוב ביותר עבורו מהחדרים שנשארו. <text:s text:c="2"/></text:span><text:span text:style-name="T65">אנחנו נוכיח ש</text:span><text:span text:style-name="T17">האלגוריתם החדש לא רק יעיל פארטו אלא גם </text:span><text:span text:style-name="T44">אמיתי</text:span><text:span text:style-name="T17">.</text:span><text:span text:style-name="T23"> </text:span></text:p>
      <text:p text:style-name="P25"/>
      <text:p text:style-name="P16"><text:span text:style-name="T35">מ</text:span><text:span text:style-name="T7">שפט</text:span>: אלגוריתם “<text:span text:style-name="T43">דיקטטורה סדרתית</text:span>” הוא <text:span text:style-name="T44">אמיתי</text:span>.</text:p>
      <text:p text:style-name="P11"><text:span text:style-name="T34">הוכחה</text:span>: נניח שמקומך בתור הוא k. עד שמגיע תורך, k-1 חדרים כבר תפוסים, וקבוצת החדרים הנשארים לא תלויה בדיווח שלך.</text:p>
      <text:p text:style-name="P17">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14"><text:s/></text:span><text:span text:style-name="T15">מש"ל.</text:span></text:p>
      <text:p text:style-name="P26"/>
      <text:p text:style-name="P22"><text:span text:style-name="T13">כדי להוכיח שהאלגוריתם יעיל פארטו, אנחנו צריכים הנחה נוספת: אנחנו מניחים שלכל סטודנט יש העדפות </text:span><text:span text:style-name="T7">חזקות </text:span><text:span text:style-name="T13">(strict). כלומר, מבין כל שני חדרים, הוא מעדיף-ממש אחד מהם (ולא אדיש ביניהם).</text:span></text:p>
      <text:p text:style-name="P8"><text:span text:style-name="T7">משפט</text:span><text:span text:style-name="T13">: </text:span><text:span text:style-name="T16">כשההעדפות של כל הסטודנטים הן חזקות, </text:span><text:span text:style-name="T13">אלגוריתם “</text:span><text:span text:style-name="T43">דיקטטורה סדרתית</text:span><text:span text:style-name="T13">” הוא יעיל פארטו.</text:span></text:p>
      <text:p text:style-name="P16"><text:span text:style-name="T34">הוכחה</text:span>: כיוון שהאלגוריתם <text:span text:style-name="T44">אמיתי</text:span>, ניתן להניח שכל הסטודנטים מדווחים את העדיפויות האמיתיות.</text:p>
      <text:p text:style-name="P11">בהינתן קלט מסויים, נגדיר:</text:p>
      <text:p text:style-name="P11">שיבוץ א – השיבוץ של המנגנון.</text:p>
      <text:p text:style-name="P11">שיבוץ ב – שיבוץ אחר כלשה<text:span text:style-name="T66">ו</text:span>.</text:p>
      <text:p text:style-name="P19">נניח בשלילה ששיבוץ ב הוא שיפור פארטו של שיבוץ א. </text:p>
      <text:p text:style-name="P18">נניח שהסטודנט הראשון הנהנה מהשיפור הוא הסטודנט שמקומו בתור k. <text:s/><text:span text:style-name="T67">בשיבוץ א, סטודנט זה מקבל את החדר הטוב ביותר מבין החדרים שלא נלקחו על-ידי סטודנטים </text:span>שמקומם <text:span text:style-name="T68">קטן מ-k. <text:s/>בשיבוץ ב מצבו טוב יותר, כלומר הוא בהכרח מקבל חדר שבשיבוץ א ניתן לסטודנט שמקומו j כאשר j&lt;k. בשיבוץ ב, סטודנט j מקבל חדר אחר. כיוון שהוא לא אדיש בין חדרים, החדר האחר גרוע יותר או טוב יותר מהחדר שקיבל בשיבוץ א. אם הוא גרוע יותר - זה לא שיפור פארטו. אם הוא טוב יותר - זו סתירה להנחה ש-k הוא הראשון. <text:s text:c="4"/>מש"ל. </text:span></text:p>
      <text:p text:style-name="P10"><text:span text:style-name="T62">מה המסקנה מכל הדיון הזה? שש</text:span><text:span text:style-name="T60">ינוי קטן באלגוריתם </text:span><text:span text:style-name="T62">יכול ליצור </text:span><text:span text:style-name="T60">שינוי גדול </text:span><text:span text:style-name="T50">באיכות-החיים של המשתתפים.</text:span><text:span text:style-name="T54"> כשמתכננים אלגוריתמים שהקלט שלהם הוא רצונות של אנשים, צריך לשים לב לתכונות האלו. המסר הזה יחזור פעמים רבות לאורך הקורס.</text:span></text:p>
      <text:p text:style-name="P40">מקורות</text:p>
      <text:list xml:id="list2143043833473573590" text:style-name="L3">
        <text:list-item>
          <text:p text:style-name="P42">הקורס של טים: <text:s/>http://theory.stanford.edu/~tim/f16/f16.html <text:span text:style-name="T1"><text:s text:c="2"/>הרצאה 1.</text:span></text:p>
        </text:list-item>
        <text:list-item>
          <text:p text:style-name="P43">אתר המעונות של אוניברסיטת אריאל.</text:p>
        </text:list-item>
      </text:list>
      <text:p text:style-name="P38"/>
      <text:p text:style-name="P32">סיכם: אראל סגל-הלוי.</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1T12:30:45.565419575</dc:date>
    <meta:editing-duration>P8DT1H7M13S</meta:editing-duration>
    <meta:editing-cycles>969</meta:editing-cycles>
    <meta:document-statistic meta:table-count="0" meta:image-count="0" meta:object-count="0" meta:page-count="1" meta:paragraph-count="60" meta:word-count="1236" meta:character-count="7085" meta:non-whitespace-character-count="5876"/>
  </office:meta>
</office:document-meta>
</file>